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93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8.019cm"/>
    </style:style>
    <style:style style:name="co6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12.226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7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fo:color="#160075"/>
    </style:style>
    <style:style style:name="ce21" style:family="table-cell" style:parent-style-name="Default" style:data-style-name="N36">
      <style:text-properties fo:color="#160075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ffff00"/>
      <style:text-properties fo:color="#00a933"/>
    </style:style>
    <style:style style:name="ce27" style:family="table-cell" style:parent-style-name="Default">
      <style:text-properties style:text-underline-style="none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ext-properties fo:color="#160075"/>
    </style:style>
    <style:style style:name="ce36" style:family="table-cell" style:parent-style-name="Default" style:data-style-name="N36">
      <style:text-properties fo:color="#160075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  <style:text-properties fo:color="#c9211e"/>
    </style:style>
    <style:style style:name="ce40" style:family="table-cell" style:parent-style-name="Default"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ffff00"/>
      <style:text-properties fo:color="#00a933"/>
    </style:style>
    <style:style style:name="ce42" style:family="table-cell" style:parent-style-name="Default">
      <style:text-properties style:text-underline-style="none"/>
    </style:style>
    <style:style style:name="ce4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11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5" style:family="text">
      <style:text-properties style:font-name="Arial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Github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 install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Git for window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SSH key for command line pull, push, etc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h-keygen -t ed25519 -C "etiennerdev@gmail.com"</text:p>
          </table:table-cell>
          <table:table-cell office:value-type="string" calcext:value-type="string">
            <text:p>to generate a ssh key</text:p>
          </table:table-cell>
          <table:table-cell/>
          <table:table-cell office:value-type="string" calcext:value-type="string">
            <text:p>Shift + 0 <text:s/>(not num lock) <text:s/>to paste text in Git 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c:/Users/etien/.ssh/id_mykey</text:p>
          </table:table-cell>
          <table:table-cell office:value-type="string" calcext:value-type="string">
            <text:p>leave id_rsa and 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hrase</text:p>
          </table:table-cell>
          <table:table-cell office:value-type="string" calcext:value-type="string">
            <text:p>may lea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ykey</text:p>
          </table:table-cell>
          <table:table-cell office:value-type="string" calcext:value-type="string">
            <text:p>private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ykey.pub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t mykey.pub</text:p>
          </table:table-cell>
          <table:table-cell office:value-type="string" calcext:value-type="string">
            <text:p>copy all the key from “ssh-rsa” to “.com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 to Github, settings, add SSH keys and G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ke up a tit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te the content of mykey.pu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 git bash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eval "$(ssh-agent -s)" </text:p>
          </table:table-cell>
          <table:table-cell office:value-type="string" calcext:value-type="string">
            <text:p>start ssh-ag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string" calcext:value-type="string">
            <text:p>ssh-add ~/.ssh/id_mykey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e vs code version control t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the user name and email in Git bash to use vs code version contro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it config --global user.name "Voowoov"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2" office:value-type="string" calcext:value-type="string">
            <text:p>git config --global user.email etiennedev@gmail.com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thub command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termin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t i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lone …link_though_ssh</text:p>
          </table:table-cell>
          <table:table-cell office:value-type="string" calcext:value-type="string">
            <text:p>on github.com, in repository, click clone, ssh, copy the 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s -la</text:p>
          </table:table-cell>
          <table:table-cell office:value-type="string" calcext:value-type="string">
            <text:p>clone adds a .git file in th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add 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commit -m “name” -m “description”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t push origin mai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t remote -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1" office:value-type="string" calcext:value-type="string">
            <text:p>Add new repository and link to local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docs.github.com/en/get-started/importing-your-projects-to-github/importing-source-code-to-github/adding-locally-hosted-code-to-github</text:p>
          </table:table-cell>
          <table:table-cell table:number-columns-repeated="4"/>
        </table:table-row>
      </table:table>
      <table:table table:name="instal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first time to allow venv/script/activate, scripts must be allowed:</text:p>
          </table:table-cell>
          <table:table-cell/>
        </table:table-row>
        <table:table-row table:style-name="ro1">
          <table:table-cell office:value-type="string" calcext:value-type="string">
            <text:p>Open Powershell in administration mode and type the following comman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-ExecutionPolicy RemoteSigned 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 install virtualenv</text:p>
          </table:table-cell>
        </table:table-row>
        <table:table-row table:style-name="ro1">
          <table:table-cell office:value-type="string" calcext:value-type="string">
            <text:p>cd to the main folder</text:p>
          </table:table-cell>
          <table:table-cell/>
        </table:table-row>
        <table:table-row table:style-name="ro1">
          <table:table-cell office:value-type="string" calcext:value-type="string">
            <text:p>create a virtual env in the main f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env venv</text:p>
          </table:table-cell>
        </table:table-row>
        <table:table-row table:style-name="ro1">
          <table:table-cell/>
          <table:table-cell office:value-type="string" calcext:value-type="string">
            <text:p>.\\venv\Scripts\activate</text:p>
          </table:table-cell>
        </table:table-row>
        <table:table-row table:style-name="ro1">
          <table:table-cell/>
          <table:table-cell office:value-type="string" calcext:value-type="string">
            <text:p>cd dja</text:p>
          </table:table-cell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thon manage.py createsuperuser </text:p>
          </table:table-cell>
        </table:table-row>
        <table:table-row table:style-name="ro1">
          <table:table-cell/>
          <table:table-cell office:value-type="string" calcext:value-type="string">
            <text:p>python manage.py runserver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stall GNU gettext</text:p>
          </table:table-cell>
          <table:table-cell/>
        </table:table-row>
        <table:table-row table:style-name="ro1">
          <table:table-cell office:value-type="string" calcext:value-type="string">
            <text:p>https://www.gnu.org/software/gettext/</text:p>
          </table:table-cell>
          <table:table-cell/>
        </table:table-row>
        <table:table-row table:style-name="ro1">
          <table:table-cell office:value-type="string" calcext:value-type="string">
            <text:p>https://mlocati.github.io/articles/gettext-iconv-windows.htm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 manage.py init-d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move the path in the 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mpt(){"&gt;"}</text:p>
          </table:table-cell>
        </table:table-row>
      </table:table>
      <table:table table:name="vsExt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31" office:value-type="string" calcext:value-type="string">
            <text:p>Liste of vscode extension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For the tex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code-i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Dark Pro</text:p>
          </table:table-cell>
          <table:table-cell office:value-type="string" calcext:value-type="string">
            <text:p>Theme of vscode it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for Django html code formatting at s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install Prettier because it adds tag code to html when tags don’t fi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tier is not working with Django html and corrupt the code by adding tag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 CSS HTML Formatter (lonefy)</text:p>
          </table:table-cell>
          <table:table-cell table:number-columns-repeated="2"/>
          <table:table-cell office:value-type="string" calcext:value-type="string">
            <text:p>Ctrl+Schift+P, then Formatter Config, then change indent to 2</text:p>
          </table:table-cell>
        </table:table-row>
        <table:table-row table:style-name="ro1">
          <table:table-cell office:value-type="string" calcext:value-type="string">
            <text:p>JSObfusc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lint (microsoft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ack form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rt</text:p>
          </table:table-cell>
          <table:table-cell table:number-columns-repeated="3"/>
        </table:table-row>
      </table:table>
      <table:table table:name="lang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31" office:value-type="string" calcext:value-type="string">
            <text:p>Translation</text:p>
          </table:table-cell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Generate a django.po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office:value-type="string" calcext:value-type="string">
            <text:p>python manage.py makemessages -l LOCALE -a</text:p>
          </table:table-cell>
          <table:table-cell table:number-columns-repeated="3"/>
          <table:table-cell office:value-type="string" calcext:value-type="string">
            <text:p>(concatenate to existing django.po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python manage.py makemessages -l fr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ython manage.py makemessages -l LOCALE</text:p>
          </table:table-cell>
          <table:table-cell table:number-columns-repeated="3"/>
          <table:table-cell office:value-type="string" calcext:value-type="string">
            <text:p>(make another folder)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python manage.py makemessages -l fr 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the mo file into a po fil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ython manage.py compilemessages</text:p>
          </table:table-cell>
          <table:table-cell table:number-columns-repeated="4"/>
        </table:table-row>
      </table:table>
      <table:table table:name="nginx" table:style-name="ta1" table:print="false">
        <table:table-column table:style-name="co1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Remove all networks install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cker network prune </text:p>
          </table:table-cell>
        </table:table-row>
      </table:table>
      <table:table table:name="PyPi" table:style-name="ta1">
        <table:table-column table:style-name="co8" table:default-cell-style-name="Default"/>
        <table:table-column table:style-name="co9" table:default-cell-style-name="ce34"/>
        <table:table-row table:style-name="ro1" table:number-rows-repeated="3">
          <table:table-cell table:number-columns-repeated="2"/>
        </table:table-row>
        <table:table-row table:style-name="ro3">
          <table:table-cell office:value-type="string" calcext:value-type="string">
            <text:p>django-guardian</text:p>
          </table:table-cell>
          <table:table-cell office:value-type="string" calcext:value-type="string">
            <text:p>Usually, permissions are applied on models but django-guardian can apply permissions on individual objects of a model</text:p>
          </table:table-cell>
        </table:table-row>
        <table:table-row table:style-name="ro1">
          <table:table-cell/>
          <table:table-cell office:value-type="string" calcext:value-type="string">
            <text:p>It adds a “object permission” button on the model page in django admin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KpuDBudtSrg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ail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 avoid getting viewed as spam:</text:p>
          </table:table-cell>
        </table:table-row>
        <table:table-row table:style-name="ro1">
          <table:table-cell office:value-type="string" calcext:value-type="string">
            <text:p>Have html and txt content</text:p>
          </table:table-cell>
        </table:table-row>
        <table:table-row table:style-name="ro1">
          <table:table-cell office:value-type="string" calcext:value-type="string">
            <text:p>Check the email header:</text:p>
          </table:table-cell>
        </table:table-row>
        <table:table-row table:style-name="ro1">
          <table:table-cell office:value-type="string" calcext:value-type="string">
            <text:p><text:s text:c="4"/>have SPK, DKIM AND DMARC = pass (setting in DNS record, not Django)</text:p>
          </table:table-cell>
        </table:table-row>
        <table:table-row table:style-name="ro1">
          <table:table-cell office:value-type="string" calcext:value-type="string">
            <text:p>host sending the mail must have a static IP, not a dynamic IP.</text:p>
          </table:table-cell>
        </table:table-row>
      </table:table>
      <table:table table:name="fixture" table:style-name="ta1">
        <table:table-column table:style-name="co3" table:number-columns-repeated="16384" table:default-cell-style-name="Default"/>
        <table:table-row table:style-name="ro1">
          <table:table-cell table:style-name="ce35" office:value-type="string" calcext:value-type="string">
            <text:p>Create a csv file with data as such:</text:p>
          </table:table-cell>
          <table:table-cell table:style-name="ce35" table:number-columns-repeated="16383"/>
        </table:table-row>
        <table:table-row table:style-name="ro1">
          <table:table-cell table:style-name="ce35" table:number-columns-repeated="16384"/>
        </table:table-row>
        <table:table-row table:style-name="ro1"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language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release_date</text:p>
          </table:table-cell>
          <table:table-cell table:style-name="ce35" office:value-type="string" calcext:value-type="string">
            <text:p>vote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ko</text:p>
          </table:table-cell>
          <table:table-cell table:style-name="ce35" office:value-type="string" calcext:value-type="string">
            <text:p>20th Century Girl</text:p>
          </table:table-cell>
          <table:table-cell table:style-name="ce36" office:value-type="date" office:date-value="2022-10-06" calcext:value-type="date">
            <text:p>2022-10-06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en</text:p>
          </table:table-cell>
          <table:table-cell table:style-name="ce35" office:value-type="string" calcext:value-type="string">
            <text:p>The Godfather</text:p>
          </table:table-cell>
          <table:table-cell table:style-name="ce36" office:value-type="date" office:date-value="1972-03-14" calcext:value-type="date">
            <text:p>1972-03-14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office:value-type="string" calcext:value-type="string">
            <text:p>search.movie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en</text:p>
          </table:table-cell>
          <table:table-cell table:style-name="ce35" office:value-type="string" calcext:value-type="string">
            <text:p>The Shawshank Redemption</text:p>
          </table:table-cell>
          <table:table-cell table:style-name="ce36" office:value-type="date" office:date-value="1994-09-23" calcext:value-type="date">
            <text:p>1994-09-2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table:number-columns-repeated="16378"/>
        </table:table-row>
        <table:table-row table:style-name="ro1">
          <table:table-cell table:style-name="ce35" table:number-columns-repeated="16384"/>
        </table:table-row>
        <table:table-row table:style-name="ro1">
          <table:table-cell table:style-name="ce35" office:value-type="string" calcext:value-type="string">
            <text:p>model column is app.model_variable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id in 2<text:span text:style-name="T1">nd</text:span> column, it is the pk, does not have to be defined in the model, Django adds it automaticallly.</text:p>
          </table:table-cell>
          <table:table-cell table:style-name="ce35" table:number-columns-repeated="16383"/>
        </table:table-row>
        <table:table-row table:style-name="ro1">
          <table:table-cell table:style-name="ce35" office:value-type="string" calcext:value-type="string">
            <text:p>make sure dates are in year-month-day format</text:p>
          </table:table-cell>
          <table:table-cell table:style-name="ce35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5" office:value-type="string" calcext:value-type="string">
            <text:p>Create a folder named fixtures inside the app folder (search) and put the csv in (and the json that will be genarated)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table:style-name="ce35" office:value-type="string" calcext:value-type="string">
            <text:p>loaddata function looks for fixtures folders.</text:p>
          </table:table-cell>
          <table:table-cell table:style-name="ce35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Then,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d to the path of the csv fil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$var = import-csv .\movies.csv | ConvertTo-Jso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$var | Add-Content -Path “mydata.json”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en the json created and make a replace (ctrl+F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place just after the ID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"language"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<text:span text:style-name="T19">"</text:span><text:span text:style-name="T20">fields</text:span><text:span text:style-name="T21">"</text:span><text:span text:style-name="T20">: { </text:span><text:span text:style-name="T21">"</text:span><text:span text:style-name="T20">language</text:span><text:span text:style-name="T21">"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Find:</text:p>
          </table:table-cell>
          <table:table-cell office:value-type="string" calcext:value-type="string">
            <text:p>}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place with</text:p>
          </table:table-cell>
          <table:table-cell office:value-type="string" calcext:value-type="string">
            <text:p>}}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delete the existing entries in the table: (facultative)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from search.models import Movi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ovies.objects.all().delete(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 import the data in the mod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python manage.py loaddata mydata.json</text:p>
          </table:table-cell>
          <table:table-cell table:number-columns-repeated="16381"/>
        </table:table-row>
      </table:table>
      <table:table table:name="coml" table:style-name="ta1">
        <table:table-column table:style-name="co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ssion 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h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contrib.sessions.models import S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 = Session.objects.get(pk=’kjlfasdil0f9adsjfj0jaskfj2efj84ljafke894’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get_decoded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()</text:p>
          </table:table-cell>
        </table:table-row>
      </table:table>
      <table:table table:name="elsearh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hen the index changes (not sure exactly), then run this command in django terminal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 manage.py search_index --rebui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: during that time, elasticsearch container and django container are running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django-elasticsearch-dsl.readthedocs.io/en/latest/ </text:p>
          </table:table-cell>
          <table:table-cell/>
        </table:table-row>
      </table:table>
      <table:table table:name="sass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31"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https://www.youtube.com/watch?v=iJKCj8uAHz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 to nodejs.or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ownload the latest nodejs and install (LTS is ok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ode --ver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 a new package.json fi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eate a new_fol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n the folder in terminal (right click inside the folder or cd to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ini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ackage nam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words (separate them with spaces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on npmjs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npm, search for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ass (a pure Javascript implementation of Sas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the new_folder created earlier (with package.json in i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nstall --save-dev sass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n, “devDependencies” in package.json adds “sass”: with the right version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o to getbootstrap.co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ook for Installation section and copy “npm i bootstrap@5.2.2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d to new_folder if need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npm i bootstrap@5.2.2 --save</text:p>
          </table:table-cell>
          <table:table-cell table:number-columns-repeated="2"/>
          <table:table-cell office:value-type="string" calcext:value-type="string">
            <text:p>--save is to add dependency in package.j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U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 terminal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pm run compile:sa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or press on “debug” in the package.json file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1" office:value-type="string" calcext:value-type="string">
            <text:p>Prevent CSS source map from being generated: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d --no-souce-map in package.json, ex: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"compile:sass": "sass --watch scss:../dja/static/styles"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"compile:sass": "sass --watch --no-source-map scss:../dja/static/styles" </text:p>
          </table:table-cell>
          <table:table-cell table:number-columns-repeated="3"/>
        </table:table-row>
      </table:table>
      <table:table table:name="j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in the folder when node modules 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terminal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m install --save-dev webpack webpack-cl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m install --save-dev webpack-obfuscator</text:p>
          </table:table-cell>
        </table:table-row>
      </table:table>
      <table:table table:name="templat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{% load i18n %}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{% trans "Message" %}</text:p>
          </table:table-cell>
        </table:table-row>
        <table:table-row table:style-name="ro1">
          <table:table-cell office:value-type="string" calcext:value-type="string">
            <text:p>{% load l10n %}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{{ some_datetime_or_number|localize }}</text:p>
          </table:table-cell>
        </table:table-row>
        <table:table-row table:style-name="ro1">
          <table:table-cell office:value-type="string" calcext:value-type="string">
            <text:p>{% load tz %}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{{ datetime_aware|localtime }}</text:p>
          </table:table-cell>
        </table:table-row>
        <table:table-row table:style-name="ro1">
          <table:table-cell office:value-type="string" calcext:value-type="string">
            <text:p>{% load l10n %} {% load tz %}</text:p>
          </table:table-cell>
          <table:table-cell/>
          <table:table-cell office:value-type="string" calcext:value-type="string">
            <text:p> mailmessage.date|localtime|localize 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 mailmessage.date|date:'D, d M Y, H:i:s T'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int(timezone.localtime(timezone.now()))     # Aware in local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timezone.now())                         # Aware in UTC time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(datetime.datetime.now())                # Naive in local timezone </text:p>
          </table:table-cell>
          <table:table-cell table:number-columns-repeated="2"/>
        </table:table-row>
      </table:table>
      <table:table table:name="dns" table:style-name="ta1">
        <table:table-column table:style-name="co3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n window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 to wifi settings, <text:s/>Ed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NS server assignment</text:p>
          </table:table-cell>
          <table:table-cell/>
          <table:table-cell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IPv4 DNS servers</text:p>
          </table:table-cell>
          <table:table-cell/>
          <table:table-cell office:value-type="string" calcext:value-type="string">
            <text:p>127.0.0.1</text:p>
          </table:table-cell>
        </table:table-row>
      </table:table>
      <table:table table:name="prod" table:style-name="ta1" table:print="false">
        <table:table-column table:style-name="co1" table:number-columns-repeated="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ython manage.py collectstatic --noinput</text:p>
          </table:table-cell>
        </table:table-row>
      </table:table>
      <table:table table:name="docker" table:style-name="ta1">
        <table:table-column table:style-name="co3" table:number-columns-repeated="2" table:default-cell-style-name="Default"/>
        <table:table-column table:style-name="co3" table:default-cell-style-name="ce38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style-name="ce37" table:number-columns-repeated="2"/>
          <table:table-cell office:value-type="string" calcext:value-type="string">
            <text:p>docker-compose up 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docker-compose up -d</text:p>
          </table:table-cell>
          <table:table-cell table:style-name="ce37"/>
        </table:table-row>
        <table:table-row table:style-name="ro1">
          <table:table-cell table:style-name="ce37" table:number-columns-repeated="4"/>
        </table:table-row>
        <table:table-row table:style-name="ro1">
          <table:table-cell table:style-name="ce38" office:value-type="string" calcext:value-type="string">
            <text:p># delete all networks (including previous) </text:p>
          </table:table-cell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office:value-type="string" calcext:value-type="string">
            <text:p>docker network prune</text:p>
          </table:table-cell>
          <table:table-cell table:style-name="ce37"/>
        </table:table-row>
        <table:table-row table:style-name="ro1">
          <table:table-cell table:style-name="ce37" table:number-columns-repeated="4"/>
        </table:table-row>
        <table:table-row table:style-name="ro1">
          <table:table-cell table:style-name="ce38" office:value-type="string" calcext:value-type="string">
            <text:p># delete everything </text:p>
          </table:table-cell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office:value-type="string" calcext:value-type="string">
            <text:p>docker system prune -a --volumes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docker system prune -a</text:p>
          </table:table-cell>
          <table:table-cell table:style-name="ce37"/>
        </table:table-row>
        <table:table-row table:style-name="ro1">
          <table:table-cell table:style-name="ce37" table:number-columns-repeated="2"/>
          <table:table-cell/>
          <table:table-cell table:style-name="ce37"/>
        </table:table-row>
        <table:table-row table:style-name="ro1">
          <table:table-cell table:style-name="ce37" table:number-columns-repeated="2"/>
          <table:table-cell office:value-type="string" calcext:value-type="string">
            <text:p>THEN, to purge the data, go in the Docker Desktop GUI and click on the Bug icon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Default" office:value-type="string" calcext:value-type="string">
            <text:p>upper right, then Clean/Purge data button and select WSL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pip Installed modules in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docker container shel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 exec &lt;container ID&gt; pip list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cale container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In terminal: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 -d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redis=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-compose up --scale worker=3</text:p>
          </table:table-cell>
          <table:table-cell/>
        </table:table-row>
      </table:table>
      <table:table table:name="subdom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requirements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ango-hosts    # for subdomains running in the same django project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zap.setting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    "django_hosts", </text:p>
          </table:table-cell>
        </table:table-row>
        <table:table-row table:style-name="ro1">
          <table:table-cell/>
          <table:table-cell office:value-type="string" calcext:value-type="string">
            <text:p>    "django_hosts.middleware.HostsResponseMiddleware",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##### For django-hosts #######</text:p>
          </table:table-cell>
        </table:table-row>
        <table:table-row table:style-name="ro1">
          <table:table-cell/>
          <table:table-cell office:value-type="string" calcext:value-type="string">
            <text:p>ROOT_HOSTCONF = "zap.hosts"</text:p>
          </table:table-cell>
        </table:table-row>
        <table:table-row table:style-name="ro1">
          <table:table-cell/>
          <table:table-cell office:value-type="string" calcext:value-type="string">
            <text:p>DEFAULT_HOST = "root"</text:p>
          </table:table-cell>
        </table:table-row>
        <table:table-row table:style-name="ro1">
          <table:table-cell/>
          <table:table-cell office:value-type="string" calcext:value-type="string">
            <text:p>PARENT_HOST='localhost:8000' # use in dev <text:s text:c="6"/>PARENT_HOST is for host_url temlate tag (below)</text:p>
          </table:table-cell>
        </table:table-row>
        <table:table-row table:style-name="ro1">
          <table:table-cell/>
          <table:table-cell office:value-type="string" calcext:value-type="string">
            <text:p># PARENT_HOST='example.com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zap.host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ociate each subdomain (by prefix) to its urls.py fi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the browse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### in dev, use localhost instead of 127.0.0.1 to run subdomains, ex.<text:span text:style-name="T5"> beta.localhost:8000 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 subdomain has access to the same apps if they are in their url.py</text:p>
          </table:table-cell>
          <table:table-cell/>
        </table:table-row>
        <table:table-row table:style-name="ro1">
          <table:table-cell office:value-type="string" calcext:value-type="string">
            <text:p>Django will sustain the subdomain if relative links are used ex. href="{% url 'base:home' %}.</text:p>
          </table:table-cell>
          <table:table-cell/>
        </table:table-row>
        <table:table-row table:style-name="ro1">
          <table:table-cell office:value-type="string" calcext:value-type="string">
            <text:p>to go to another subdomain, use <text:s text:c="2"/></text:p>
          </table:table-cell>
          <table:table-cell/>
        </table:table-row>
        <table:table-row table:style-name="ro1">
          <table:table-cell office:value-type="string" calcext:value-type="string">
            <text:p>{% load hosts %} </text:p>
          </table:table-cell>
          <table:table-cell/>
        </table:table-row>
        <table:table-row table:style-name="ro1">
          <table:table-cell office:value-type="string" calcext:value-type="string">
            <text:p>href="{% host_url 'base:home' host 'beta' %}</text:p>
          </table:table-cell>
          <table:table-cell/>
        </table:table-row>
        <table:table-row table:style-name="ro1">
          <table:table-cell office:value-type="string" calcext:value-type="string">
            <text:p><text:s/>where ‘beta’ comes from name="beta" in hosts.py</text:p>
          </table:table-cell>
          <table:table-cell/>
        </table:table-row>
      </table:table>
      <table:table table:name="tinymce" table:style-name="ta1">
        <table:table-column table:style-name="co3" table:default-cell-style-name="Default"/>
        <table:table-row table:style-name="ro1">
          <table:table-cell/>
        </table:table-row>
      </table:table>
      <table:table table:name="htmx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finite scro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requirements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to_htmx</text:p>
          </table:table-cell>
          <table:table-cell/>
        </table:table-row>
        <table:table-row table:style-name="ro1">
          <table:table-cell office:value-type="string" calcext:value-type="string">
            <text:p>in settings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ED_APPS </text:p>
          </table:table-cell>
          <table:table-cell office:value-type="string" calcext:value-type="string">
            <text:p>"django_htmx" </text:p>
          </table:table-cell>
        </table:table-row>
        <table:table-row table:style-name="ro1">
          <table:table-cell/>
          <table:table-cell office:value-type="string" calcext:value-type="string">
            <text:p>MIDDLEWARE </text:p>
          </table:table-cell>
          <table:table-cell office:value-type="string" calcext:value-type="string">
            <text:p>"django_htmx.middleware.HtmxMiddleware"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main.html</text:p>
          </table:table-cell>
          <table:table-cell office:value-type="string" calcext:value-type="string">
            <text:p>see htmx.org</text:p>
          </table:table-cell>
          <table:table-cell office:value-type="string" calcext:value-type="string">
            <text:p>  &lt;script src="https://unpkg.com/htmx.org@1.9.4"&gt;&lt;/script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les_sublist.html</text:p>
          </table:table-cell>
          <table:table-cell/>
          <table:table-cell office:value-type="string" calcext:value-type="string">
            <text:p>contains the for loop (that shows a page of artic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htmx on the last article with hx-trigger=”reaveled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a spinner with hx-indicator="#my-indicator"</text:p>
          </table:table-cell>
        </table:table-row>
        <table:table-row table:style-name="ro1">
          <table:table-cell office:value-type="string" calcext:value-type="string">
            <text:p>articles.html</text:p>
          </table:table-cell>
          <table:table-cell/>
          <table:table-cell office:value-type="string" calcext:value-type="string">
            <text:p>includes articles_sublist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iv id="my-indicator" class=" htmx-indicator spinner_style"&gt;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 view.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 get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request.htmx:                  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3"/>return render(request, "articles/articles_htmx.html", {'articles': page}) 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urn render(request, "articles/articles.html", {'articles': page})</text:p>
          </table:table-cell>
        </table:table-row>
      </table:table>
      <table:table table:name="backups" table:style-name="ta1">
        <table:table-column table:style-name="co3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edia 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incremental 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 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clone sync --dry-run /home/username/source remote:latest--backup-dir=remote:incrementals/`date +%Y%m%d.%I%M%S` -vv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heaper may be to backup media files to Google drive</text:p>
          </table:table-cell>
          <table:table-cell/>
        </table:table-row>
      </table:table>
      <table:table table:name="vps setup" table:style-name="ta1">
        <table:table-column table:style-name="co3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tup the user on the vps, in a shell file (.sh) 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!/bin/bash</text:p>
          </table:table-cell>
        </table:table-row>
        <table:table-row table:style-name="ro1">
          <table:table-cell/>
          <table:table-cell office:value-type="string" calcext:value-type="string">
            <text:p># Set the username and password for the new user</text:p>
          </table:table-cell>
        </table:table-row>
        <table:table-row table:style-name="ro1">
          <table:table-cell/>
          <table:table-cell office:value-type="string" calcext:value-type="string">
            <text:p>NEW_USER="newuser"</text:p>
          </table:table-cell>
        </table:table-row>
        <table:table-row table:style-name="ro1">
          <table:table-cell/>
          <table:table-cell office:value-type="string" calcext:value-type="string">
            <text:p>NEW_PASS="password"</text:p>
          </table:table-cell>
        </table:table-row>
        <table:table-row table:style-name="ro1">
          <table:table-cell/>
          <table:table-cell office:value-type="string" calcext:value-type="string">
            <text:p>NEW_ROOT_PASSWORD="password"</text:p>
          </table:table-cell>
        </table:table-row>
        <table:table-row table:style-name="ro1">
          <table:table-cell/>
          <table:table-cell office:value-type="string" calcext:value-type="string">
            <text:p># Create the new user and set their password</text:p>
          </table:table-cell>
        </table:table-row>
        <table:table-row table:style-name="ro1">
          <table:table-cell/>
          <table:table-cell office:value-type="string" calcext:value-type="string">
            <text:p>useradd -m $NEW_USER</text:p>
          </table:table-cell>
        </table:table-row>
        <table:table-row table:style-name="ro1">
          <table:table-cell/>
          <table:table-cell office:value-type="string" calcext:value-type="string">
            <text:p>echo "$NEW_USER:$NEW_PASS" | chpasswd</text:p>
          </table:table-cell>
        </table:table-row>
        <table:table-row table:style-name="ro1">
          <table:table-cell/>
          <table:table-cell office:value-type="string" calcext:value-type="string">
            <text:p># Add the new user to the sudo group</text:p>
          </table:table-cell>
        </table:table-row>
        <table:table-row table:style-name="ro1">
          <table:table-cell/>
          <table:table-cell office:value-type="string" calcext:value-type="string">
            <text:p>usermod -aG sudo $NEW_USER</text:p>
          </table:table-cell>
        </table:table-row>
        <table:table-row table:style-name="ro1">
          <table:table-cell/>
          <table:table-cell office:value-type="string" calcext:value-type="string">
            <text:p># Disable root login</text:p>
          </table:table-cell>
        </table:table-row>
        <table:table-row table:style-name="ro1">
          <table:table-cell/>
          <table:table-cell office:value-type="string" calcext:value-type="string">
            <text:p>sed -i 's/PermitRootLogin yes/PermitRootLogin no/g' /etc/ssh/sshd_config</text:p>
          </table:table-cell>
        </table:table-row>
        <table:table-row table:style-name="ro1">
          <table:table-cell/>
          <table:table-cell office:value-type="string" calcext:value-type="string">
            <text:p># Change the root password</text:p>
          </table:table-cell>
        </table:table-row>
        <table:table-row table:style-name="ro1">
          <table:table-cell/>
          <table:table-cell office:value-type="string" calcext:value-type="string">
            <text:p>echo "root:$NEW_ROOT_PASSWORD="password"" | chpasswd</text:p>
          </table:table-cell>
        </table:table-row>
        <table:table-row table:style-name="ro1">
          <table:table-cell/>
          <table:table-cell office:value-type="string" calcext:value-type="string">
            <text:p># Restart the SSH service to apply changes</text:p>
          </table:table-cell>
        </table:table-row>
        <table:table-row table:style-name="ro1">
          <table:table-cell/>
          <table:table-cell office:value-type="string" calcext:value-type="string">
            <text:p>service ssh restart</text:p>
          </table:table-cell>
        </table:table-row>
        <table:table-row table:style-name="ro1">
          <table:table-cell/>
          <table:table-cell office:value-type="string" calcext:value-type="string">
            <text:p># Switch to the new user</text:p>
          </table:table-cell>
        </table:table-row>
        <table:table-row table:style-name="ro1">
          <table:table-cell/>
          <table:table-cell office:value-type="string" calcext:value-type="string">
            <text:p>su - $NEW_USER </text:p>
          </table:table-cell>
        </table:table-row>
      </table:table>
      <table:table table:name="ssh" table:style-name="ta1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stall OpenSSH Server on machines that are to be connected to (<text:span text:style-name="T5">host</text:span>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indows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ight-click on Windows start button / Settin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 App at the left / Optional features / Add an optional feature / View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rch for “openssh” and install i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o apt-get install openssh-serv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e, OpenSSH Client should be installed on the machine that connects from (<text:span text:style-name="T5">client</text:span>), it is by default on Window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figure SSH connection on the <text:span text:style-name="T5">host</text:span> computer (the one being connected to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windows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9" office:value-type="string" calcext:value-type="string">
            <text:p>On the host (connect to machine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wifi connextion parameters: Network profile, select Priva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 “Services” in search to open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nd OpenSSH Authentication Agent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d OpenSSH server in the list / properties / Startup type: Automat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 <text:span text:style-name="T5">start</text:span> both servi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pconf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e the ipv4 address in the wifi (ex. 10.0.0.93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 can Test the ssh with password from the Client computer (the one connecting from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0" office:value-type="string" calcext:value-type="string">
            <text:p>Create an authorized_keys file for the host 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22">In the myhostuser (whoami)</text:span> directo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. in C:\Users\myhostuser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 a .ssh folder <text:s text:c="2"/>(Bash on the myhostuser folder and <text:s text:c="2"/>mkdir .s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Views / File names extensions and Hidden folders are enab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.ssh\ create a authorized_keys file (make a .txt file first and then remove the .txt manually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ght-click authorized_keys file / properties / Security 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Group or user names li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SYSTEM and myhostuser should be there, not Administrato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Advanc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ck “Disable inheritance” / Convert inherited perm... <text:s text:c="3"/>App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in Security, click Edi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ct Administrators and click Remove <text:s text:c="2"/>Apply <text:s text:c="3"/>Ok <text:s text:c="3"/>O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On the Client (connect from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Create a key pai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 make the keys, open cmd on the same user that will be used to host the conne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-keyg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cept defaults but passphase is recommended</text:p>
          </table:table-cell>
          <table:table-cell/>
        </table:table-row>
        <table:table-row table:style-name="ro1">
          <table:table-cell table:number-columns-repeated="2"/>
          <table:table-cell table:style-name="ce42" office:value-type="string" calcext:value-type="string">
            <text:p>Key pairs are only saved on the Client machine (In c:\User\myclientuser\.ssh\) and the public key is transfered to the host machi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>
            <text:p>Place the public key from the Client to the in the autorized_keys file of the Ho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3" office:value-type="string" calcext:value-type="string">
            <text:p><text:span text:style-name="T23">Using </text:span><text:span text:style-name="T24">Putty</text:span><text:span text:style-name="T25"> and connecting to the hose with password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4" office:value-type="string" calcext:value-type="string">
            <text:p>in cmd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scp c:\users\myclientuser\.ssh\id_rsa.pub myhostuser@10.0.0.93:c:\users\myhostuser\.ssh\authorized_key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9" office:value-type="string" calcext:value-type="string">
            <text:p>On the host (connect to machine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23">Configure</text:span><text:span text:style-name="T26"> </text:span>the loggin with keys only and disable loggin with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the File Manager, select View/Hidden ite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 C:/ProgramData/ssh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t sshd_config file with Notepad (open notepad first as Run as administrator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comment <text:s text:c="2"/>PubkeyAuthentification 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ncomment <text:s text:c="2"/>PasswordAuthentication no <text:s text:c="2"/>(change yes for no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mment </text:p>
          </table:table-cell>
          <table:table-cell office:value-type="string" calcext:value-type="string">
            <text:p>#Match Group administrato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<text:s text:c="6"/>AuthorizedKeysF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Services (on Windows), restart both OpenSSH Server and OpenSSH Authentication Agen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On the Client (connect from)</text:p>
          </table:table-cell>
          <table:table-cell table:style-name="ce45"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Test the ssh conn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in cm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pan text:style-name="T22">ssh myhostuser</text:span>@10.0.0.93 -i “c:\users\myclientuser\.ssh\id_rsa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where id_rsa is the private key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nce logged in once with the -i tag, then only this command can be u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sh myhostuser@10.0.0.93</text:p>
          </table:table-cell>
          <table:table-cell/>
        </table:table-row>
      </table:table>
      <table:table table:name="Stack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passwords, keys (je pense)</text:p>
          </table:table-cell>
          <table:table-cell/>
        </table:table-row>
        <table:table-row table:style-name="ro1">
          <table:table-cell office:value-type="string" calcext:value-type="string">
            <text:p>AES crypt</text:p>
          </table:table-cell>
          <table:table-cell office:value-type="string" calcext:value-type="string">
            <text:p>file encryp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/s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load à mesure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iate the v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ud-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</text:p>
          </table:table-cell>
          <table:table-cell office:value-type="string" calcext:value-type="string">
            <text:p>Pour setup un VM mais en rubi donc pas sur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Linux commands</text:p>
          </table:table-cell>
        </table:table-row>
        <table:table-row table:style-name="ro1">
          <table:table-cell office:value-type="string" calcext:value-type="string">
            <text:p>Container orches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bernetes (k8)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/>
          <table:table-cell office:value-type="string" calcext:value-type="string">
            <text:p>GitHub Action</text:p>
          </table:table-cell>
          <table:table-cell office:value-type="string" calcext:value-type="string">
            <text:p>semble le mieux ou voir </text:p>
          </table:table-cell>
        </table:table-row>
        <table:table-row table:style-name="ro1">
          <table:table-cell/>
          <table:table-cell office:value-type="string" calcext:value-type="string">
            <text:p>GitLab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o CD</text:p>
          </table:table-cell>
          <table:table-cell office:value-type="string" calcext:value-type="string">
            <text:p><text:s/>for k8s</text:p>
          </table:table-cell>
        </table:table-row>
        <table:table-row table:style-name="ro1">
          <table:table-cell office:value-type="string" calcext:value-type="string">
            <text:p>Auto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office:value-type="string" calcext:value-type="string">
            <text:p>semble pas si utile avec k8</text:p>
          </table:table-cell>
        </table:table-row>
      </table:table>
      <table:table table:name="Router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ccessing my home server (device or node) from the intern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device to get the internal ip and mac address of the device (mac are unique id of the device (nic)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onfig /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 the 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 the internal IP for a device on the DHCP so that the IP dont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, do port forwarding configuration for each port that will be u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IP:port to internalIP:por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think it is only possible to have one device if ports are mapped one for 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multiple devices can be done if ports are not mapped the same on the public side than the devi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00-00-00</text:date>, <text:time style:data-style-name="N2" text:time-value="23:17:19.0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Q Q</meta:initial-creator>
    <meta:creation-date>2022-11-02T16:56:18.56</meta:creation-date>
    <meta:generator>LibreOffice/7.6.2.1$Windows_X86_64 LibreOffice_project/56f7684011345957bbf33a7ee678afaf4d2ba333</meta:generator>
    <dc:date>2024-02-07T23:17:37.063000000</dc:date>
    <meta:editing-duration>P4DT19H3M55S</meta:editing-duration>
    <meta:editing-cycles>149</meta:editing-cycles>
    <meta:document-statistic meta:table-count="24" meta:cell-count="431" meta:object-count="0"/>
  </office:meta>
</office:document-meta>
</file>